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2.118cm"/>
      <style:paragraph-properties style:writing-mode="lr-tb"/>
    </style:style>
    <style:style style:name="gr2" style:family="graphic" style:parent-style-name="standard">
      <style:graphic-properties draw:fill="solid" draw:fill-color="#ff6d6d" draw:textarea-horizontal-align="justify" draw:textarea-vertical-align="middle" draw:auto-grow-height="false" fo:min-height="0.812cm" fo:min-width="2.11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6" style:family="graphic" style:parent-style-name="standard">
      <style:graphic-properties draw:fill="solid" draw:fill-color="#77bc65" draw:textarea-horizontal-align="justify" draw:textarea-vertical-align="middle" draw:auto-grow-height="false" fo:min-height="0.67cm" fo:min-width="1.128cm"/>
      <style:paragraph-properties style:writing-mode="lr-tb"/>
    </style:style>
    <style:style style:name="gr7" style:family="graphic" style:parent-style-name="standard">
      <style:graphic-properties draw:fill="solid" draw:fill-color="#ffff38" draw:textarea-horizontal-align="justify" draw:textarea-vertical-align="middle" draw:auto-grow-height="false" fo:min-height="0.67cm" fo:min-width="1.128cm"/>
      <style:paragraph-properties style:writing-mode="lr-tb"/>
    </style:style>
    <style:style style:name="gr8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9" style:family="graphic" style:parent-style-name="standard">
      <style:graphic-properties draw:fill="solid" draw:fill-color="#b2b2b2" draw:textarea-horizontal-align="left" draw:textarea-vertical-align="top" draw:auto-grow-height="false" fo:min-height="3.95cm" fo:min-width="7.1cm"/>
      <style:paragraph-properties style:writing-mode="lr-tb"/>
    </style:style>
    <style:style style:name="gr10" style:family="graphic" style:parent-style-name="standard">
      <style:graphic-properties draw:fill="solid" draw:fill-color="#ff6d6d" draw:textarea-horizontal-align="justify" draw:textarea-vertical-align="middle" draw:auto-grow-height="false" fo:min-height="0.882cm" fo:min-width="2.118cm"/>
      <style:paragraph-properties style:writing-mode="lr-tb"/>
    </style:style>
    <style:style style:name="gr11" style:family="graphic" style:parent-style-name="objectwithoutfill">
      <style:graphic-properties svg:stroke-width="0.02cm" svg:stroke-color="#000000" draw:marker-start-width="0.23cm" draw:marker-end="" draw:marker-end-width="0.33cm" draw:fill="solid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fill="solid" draw:fill-color="#ff8000" draw:textarea-horizontal-align="justify" draw:textarea-vertical-align="middle" draw:auto-grow-height="false" fo:min-height="0.67cm" fo:min-width="1.128cm"/>
      <style:paragraph-properties style:writing-mode="lr-tb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0.67cm" fo:min-width="1.128cm"/>
      <style:paragraph-properties style:writing-mode="lr-tb"/>
    </style:style>
    <style:style style:name="gr14" style:family="graphic" style:parent-style-name="standard">
      <style:graphic-properties draw:fill="solid" draw:fill-color="#800080" draw:textarea-horizontal-align="justify" draw:textarea-vertical-align="middle" draw:auto-grow-height="false" fo:min-height="0.67cm" fo:min-width="1.1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d6d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6pt" style:font-size-asian="18pt" style:font-size-complex="18pt"/>
    </style:style>
    <style:style style:name="P6" style:family="paragraph">
      <loext:graphic-properties draw:fill="solid" draw:fill-color="#77bc65"/>
      <style:paragraph-properties fo:text-align="center"/>
      <style:text-properties fo:font-size="16pt" style:font-size-asian="18pt" style:font-size-complex="18pt"/>
    </style:style>
    <style:style style:name="P7" style:family="paragraph">
      <loext:graphic-properties draw:fill="solid" draw:fill-color="#ffff38"/>
      <style:paragraph-properties fo:text-align="center"/>
      <style:text-properties fo:font-size="16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="solid" draw:fill-color="#ff8000"/>
      <style:paragraph-properties fo:text-align="center"/>
      <style:text-properties fo:font-size="16pt" style:font-size-asian="18pt" style:font-size-complex="18pt"/>
    </style:style>
    <style:style style:name="P11" style:family="paragraph">
      <loext:graphic-properties draw:fill="solid" draw:fill-color="#ff0000"/>
      <style:paragraph-properties fo:text-align="center"/>
      <style:text-properties fo:font-size="16pt" style:font-size-asian="18pt" style:font-size-complex="18pt"/>
    </style:style>
    <style:style style:name="P12" style:family="paragraph">
      <loext:graphic-properties draw:fill="solid" draw:fill-color="#800080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style:text-line-through-style="solid" style:text-line-through-type="single" fo:font-size="18pt" style:font-size-asian="18pt" style:font-size-complex="18pt"/>
    </style:style>
    <style:style style:name="T5" style:family="text">
      <style:text-properties fo:font-size="14pt" fo:font-weight="normal" style:font-size-asian="18pt" style:font-weight-asian="normal" style:font-size-complex="18pt" style:font-weight-complex="normal"/>
    </style:style>
    <style:style style:name="T6" style:family="text">
      <style:text-properties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cm" svg:height="1.7cm" svg:x="6cm" svg:y="4.2cm">
          <text:p text:style-name="P1">com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7cm" svg:height="1.5cm" svg:x="8.5cm" svg:y="6.7cm">
          <text:p text:style-name="P1">ker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4.1cm" svg:height="1.4cm" svg:x="1.2cm" svg:y="4.2cm">
          <draw:text-box>
            <text:p text:style-name="P3"><text:span text:style-name="T1">GNU</text:span></text:p>
          </draw:text-box>
        </draw:frame>
        <draw:frame draw:style-name="gr4" draw:text-style-name="P4" draw:layer="layout" svg:width="4.8cm" svg:height="1.91cm" svg:x="1.3cm" svg:y="6.8cm">
          <draw:text-box>
            <text:p text:style-name="P3"><text:span text:style-name="T1">Kernel.org</text:span></text:p>
            <text:p text:style-name="P3"><text:span text:style-name="T2">(Linus and friends)</text:span></text:p>
          </draw:text-box>
        </draw:frame>
        <draw:frame draw:style-name="gr5" draw:text-style-name="P4" draw:layer="layout" svg:width="4.8cm" svg:height="1.436cm" svg:x="1.3cm" svg:y="9.1cm">
          <draw:text-box>
            <text:p text:style-name="P3"><text:span text:style-name="T1">Red Hat</text:span></text:p>
            <text:p text:style-name="P3"><text:span text:style-name="T2"/></text:p>
          </draw:text-box>
        </draw:frame>
        <draw:custom-shape draw:style-name="gr6" draw:text-style-name="P6" draw:layer="layout" svg:width="2.3cm" svg:height="1.3cm" svg:x="3.5cm" svg:y="10.1cm">
          <text:p text:style-name="P5"><text:span text:style-name="T3">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3cm" svg:height="1.3cm" svg:x="6.3cm" svg:y="10.1cm">
          <text:p text:style-name="P5"><text:span text:style-name="T3">y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.7cm" svg:y1="6.2cm" svg:x2="19.8cm" svg:y2="6.1cm">
          <text:p/>
        </draw:line>
        <draw:line draw:style-name="gr8" draw:text-style-name="P8" draw:layer="layout" svg:x1="1.7cm" svg:y1="8.9cm" svg:x2="19.8cm" svg:y2="8.8cm">
          <text:p/>
        </draw:line>
        <draw:line draw:style-name="gr8" draw:text-style-name="P8" draw:layer="layout" svg:x1="1.6cm" svg:y1="17.3cm" svg:x2="19.7cm" svg:y2="17.2cm">
          <text:p/>
        </draw:line>
        <draw:custom-shape draw:style-name="gr9" draw:text-style-name="P9" draw:layer="layout" svg:width="7.6cm" svg:height="4.2cm" svg:x="1.7cm" svg:y="12.298cm">
          <text:p text:style-name="P1">RH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7cm" svg:x="1.801cm" svg:y="13.499cm">
          <text:p text:style-name="P1">com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7cm" svg:height="1.6cm" svg:x="5.601cm" svg:y="12.699cm">
          <text:p text:style-name="P1">ker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3cm" svg:height="1.3cm" svg:x="3.901cm" svg:y="15.099cm">
          <text:p text:style-name="P5"><text:span text:style-name="T3">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3cm" svg:height="1.3cm" svg:x="6.402cm" svg:y="15cm">
          <text:p text:style-name="P5"><text:span text:style-name="T3">y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4.8cm" svg:height="1.436cm" svg:x="1.2cm" svg:y="17.564cm">
          <draw:text-box>
            <text:p text:style-name="P3"><text:span text:style-name="T1">Oracle</text:span></text:p>
            <text:p text:style-name="P3"><text:span text:style-name="T2"/></text:p>
          </draw:text-box>
        </draw:frame>
        <draw:custom-shape draw:style-name="gr9" draw:text-style-name="P9" draw:layer="layout" svg:width="7.6cm" svg:height="4.2cm" svg:x="3.7cm" svg:y="18.698cm">
          <text:p text:style-name="P1"><text:span text:style-name="T4">RHEL</text:span> Oracl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7cm" svg:x="3.801cm" svg:y="19.899cm">
          <text:p text:style-name="P1">com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7cm" svg:height="1.6cm" svg:x="7.601cm" svg:y="19.099cm">
          <text:p text:style-name="P1">ker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3cm" svg:height="1.3cm" svg:x="5.901cm" svg:y="21.499cm">
          <text:p text:style-name="P5"><text:span text:style-name="T3">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3cm" svg:height="1.3cm" svg:x="8.402cm" svg:y="21.6cm">
          <text:p text:style-name="P5"><text:span text:style-name="T3">y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1.8cm" svg:y1="10cm" svg:x2="11.8cm" svg:y2="23.5cm">
          <text:p/>
        </draw:line>
        <draw:frame draw:style-name="gr5" draw:text-style-name="P4" draw:layer="layout" svg:width="4.8cm" svg:height="1.436cm" svg:x="12cm" svg:y="9.4cm">
          <draw:text-box>
            <text:p text:style-name="P3"><text:span text:style-name="T1">Debian</text:span></text:p>
            <text:p text:style-name="P3"><text:span text:style-name="T2"/></text:p>
          </draw:text-box>
        </draw:frame>
        <draw:custom-shape draw:style-name="gr12" draw:text-style-name="P10" draw:layer="layout" svg:width="2.3cm" svg:height="1.3cm" svg:x="13.302cm" svg:y="10.401cm">
          <text:p text:style-name="P5"><text:span text:style-name="T3">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.3cm" svg:height="1.3cm" svg:x="15.803cm" svg:y="10.302cm">
          <text:p text:style-name="P5"><text:span text:style-name="T3">a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7.6cm" svg:height="4.2cm" svg:x="12.702cm" svg:y="12.501cm">
          <text:p text:style-name="P1">Debia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7cm" svg:x="12.803cm" svg:y="13.602cm">
          <text:p text:style-name="P1">com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7cm" svg:height="1.6cm" svg:x="16.603cm" svg:y="12.802cm">
          <text:p text:style-name="P1">ker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2.3cm" svg:height="1.3cm" svg:x="14.903cm" svg:y="15.302cm">
          <text:p text:style-name="P5"><text:span text:style-name="T3">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.3cm" svg:height="1.3cm" svg:x="17.404cm" svg:y="15.303cm">
          <text:p text:style-name="P5"><text:span text:style-name="T3">a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4.8cm" svg:height="1.436cm" svg:x="12.1cm" svg:y="17.6cm">
          <draw:text-box>
            <text:p text:style-name="P3"><text:span text:style-name="T1">Ubuntu</text:span></text:p>
            <text:p text:style-name="P3"><text:span text:style-name="T2"/></text:p>
          </draw:text-box>
        </draw:frame>
        <draw:custom-shape draw:style-name="gr12" draw:text-style-name="P10" draw:layer="layout" svg:width="2.3cm" svg:height="1.3cm" svg:x="13.303cm" svg:y="10.402cm">
          <text:p text:style-name="P5"><text:span text:style-name="T3">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2.3cm" svg:height="1.3cm" svg:x="13.303cm" svg:y="18.702cm">
          <text:p text:style-name="P5"><text:span text:style-name="T3">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.3cm" svg:height="1.3cm" svg:x="15.804cm" svg:y="18.603cm">
          <text:p text:style-name="P5"><text:span text:style-name="T3">a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7.6cm" svg:height="4.2cm" svg:x="12.703cm" svg:y="20.802cm">
          <text:p text:style-name="P1">Ubunt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7cm" svg:x="12.804cm" svg:y="21.903cm">
          <text:p text:style-name="P1">com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7cm" svg:height="1.6cm" svg:x="16.604cm" svg:y="21.103cm">
          <text:p text:style-name="P1">ker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3cm" svg:height="1.3cm" svg:x="14.904cm" svg:y="23.603cm">
          <text:p text:style-name="P5"><text:span text:style-name="T3">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.3cm" svg:height="1.3cm" svg:x="17.405cm" svg:y="23.604cm">
          <text:p text:style-name="P5"><text:span text:style-name="T3">a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3cm" svg:height="1.3cm" svg:x="13.304cm" svg:y="18.703cm">
          <text:p text:style-name="P5"><text:span text:style-name="T3">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8.8cm" svg:height="2.538cm" svg:x="1.2cm" svg:y="1.3cm">
          <draw:text-box>
            <text:p text:style-name="P3"><text:span text:style-name="T1">Where do RHEL and Ubuntu get their bits?</text:span></text:p>
            <text:p text:style-name="P3"><text:span text:style-name="T5">This diagram attempts to show ‘who develops what’ for Red Hat and Ubuntu. <text:s/>It is not complete, but should be illustrative.</text:span></text:p>
            <text:p text:style-name="P3"><text:span text:style-name="T6">James Long, Fall 202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4:41:35.808067336</meta:creation-date>
    <dc:date>2021-09-08T15:16:03.724090601</dc:date>
    <meta:editing-duration>PT12M34S</meta:editing-duration>
    <meta:editing-cycles>4</meta:editing-cycles>
    <meta:generator>LibreOffice/6.4.7.2$Linux_X86_64 LibreOffice_project/40$Build-2</meta:generator>
    <meta:document-statistic meta:object-count="41"/>
  </office:meta>
</office:document-meta>
</file>